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237" officeooo:paragraph-rsid="0001b237"/>
    </style:style>
    <style:style style:name="P2" style:family="paragraph" style:parent-style-name="Standard">
      <style:text-properties officeooo:rsid="000214e5" officeooo:paragraph-rsid="00021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blishing a clearly defined question starts with understanding the goal of the person asking the question? <text:s/>→ T</text:p>
      <text:p text:style-name="P1"/>
      <text:p text:style-name="P1">Although the analytics approach is the second stage of the data science methodology, it is still independent of the business understanding stage → F</text:p>
      <text:p text:style-name="P1"/>
      <text:p text:style-name="P2">Before the model is evaluated and the data scientist is confident it will work it is deployed and put the ultimate tes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4-27T03:51:57.342000000</dc:date>
    <meta:editing-duration>PT1H31M24S</meta:editing-duration>
    <meta:editing-cycles>1</meta:editing-cycles>
    <meta:document-statistic meta:table-count="0" meta:image-count="0" meta:object-count="0" meta:page-count="1" meta:paragraph-count="3" meta:word-count="64" meta:character-count="382" meta:non-whitespace-character-count="320"/>
  </office:meta>
</office:document-meta>
</file>